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AEAAAA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8EA9DB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51555555555556cm"/>
    </style:style>
    <style:style style:name="co2" style:family="table-column">
      <style:table-column-properties fo:break-before="auto" style:column-width="9.26041666666667cm"/>
    </style:style>
    <style:style style:name="co3" style:family="table-column">
      <style:table-column-properties fo:break-before="auto" style:column-width="11.11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10.2658333333333cm"/>
    </style:style>
    <style:style style:name="co7" style:family="table-column">
      <style:table-column-properties fo:break-before="auto" style:column-width="9.86013888888889cm"/>
    </style:style>
    <style:style style:name="co8" style:family="table-column">
      <style:table-column-properties fo:break-before="auto" style:column-width="6.27944444444444cm"/>
    </style:style>
    <style:style style:name="co9" style:family="table-column">
      <style:table-column-properties fo:break-before="auto" style:column-width="8.46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ro3" style:family="table-row">
      <style:table-row-properties style:row-height="43.5pt" style:use-optimal-row-height="true" fo:break-before="auto"/>
    </style:style>
    <style:style style:name="ro4" style:family="table-row">
      <style:table-row-properties style:row-height="101.5pt" style:use-optimal-row-height="true" fo:break-before="auto"/>
    </style:style>
    <style:style style:name="ro5" style:family="table-row">
      <style:table-row-properties style:row-height="29pt" style:use-optimal-row-height="false" fo:break-before="auto"/>
    </style:style>
    <style:style style:name="ro6" style:family="table-row">
      <style:table-row-properties style:row-height="7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Condi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Tesct Condition ID</text:p>
          </table:table-cell>
          <table:table-cell office:value-type="string" table:style-name="ce2">
            <text:p>Test Condition</text:p>
          </table:table-cell>
          <table:table-cell office:value-type="string" table:style-name="ce2">
            <text:p>Test Case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TC_001</text:p>
          </table:table-cell>
          <table:table-cell office:value-type="string" table:style-name="ce1">
            <text:p>Validate User is able to navigate to "Share Skill"</text:p>
          </table:table-cell>
          <table:table-cell office:value-type="string" table:style-name="ce1">
            <text:p>1)Check user is able to navigate to "Share Skill"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C_002</text:p>
          </table:table-cell>
          <table:table-cell office:value-type="string" table:style-name="ce1">
            <text:p>Validate user is able to save the "Share Skill" details</text:p>
          </table:table-cell>
          <table:table-cell office:value-type="string" table:style-name="ce1">
            <text:p>1)Check if user is able to add "Title"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2)Check if user is able to add "Description"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3)Check if user is able to select "Category"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4)Check if user is able to select "Subcategory"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5)Check if user is able to add "Tags"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6)Check if user is able to add new "Tag" when clicking enter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7)Check if user is able to select "Service Type"option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8)Check if user is able to select "Location Type"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9)Check if user is able to select "Start date" in "Available days"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10)Check if user is able to select "End date" in "Available days"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11)Check if user is able to select days in "Available days"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12)Check if user is able to select "Start time" in "Available days"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13)Check if user is able to select "End time" in "Available days"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14)Check if user is able to select "Skill Trade" option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15)Check if user is able to add "Skill-Exchange"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5">
            <text:p>16)Check if user is able to add new "Skill-Exchange" when clicked<text:s/></text:p>
            <text:p>enter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17)Check if user is able to add a "Work Sample"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18)Check if user is able to select the "Active" option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19)Check if user is able to click on "Save button"<text:s/>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20)Check if user is able to click on "Cancel" button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C_003</text:p>
          </table:table-cell>
          <table:table-cell office:value-type="string" table:style-name="ce1">
            <text:p>Validate the "Manage Listing" tab</text:p>
          </table:table-cell>
          <table:table-cell office:value-type="string" table:style-name="ce1">
            <text:p>1)Check if user is able to click on the "Manage Listing" tab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16381"/>
        </table:table-row>
        <table:table-row table:style-name="ro1">
          <table:table-cell office:value-type="string" table:style-name="ce1">
            <text:p>TC_004</text:p>
          </table:table-cell>
          <table:table-cell office:value-type="string" table:style-name="ce1">
            <text:p>Validate the "View" eye button</text:p>
          </table:table-cell>
          <table:table-cell office:value-type="string" table:style-name="ce1">
            <text:p>1)Check if user is able to click on the "View" button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16381"/>
        </table:table-row>
        <table:table-row table:style-name="ro1">
          <table:table-cell office:value-type="string" table:style-name="ce1">
            <text:p>TC_005</text:p>
          </table:table-cell>
          <table:table-cell office:value-type="string" table:style-name="ce1">
            <text:p>Validate the "Edit" functionaliy</text:p>
          </table:table-cell>
          <table:table-cell office:value-type="string" table:style-name="ce1">
            <text:p>1)Check if user is able to click on the click on the "Edit" button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2)Check if user is able to edit "Title"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3)Check if user is able to edit "Description"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4)Check if user is able to edit "Category"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5)Check if user is able to edit "Subcategory"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6)Check if user is able to edit "Tags"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7)Check if user is able to change "Service Type"optio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8)Check if user is able to change "Location Type"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9)Check if user is able to change "Start date" in "Available days"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)Check if user is able to change "End date" in "Available days"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)Check if user is able to change days in "Available days"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2)Check if user is able to change "Start time" in "Available days"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3)Check if user is able to change "End time" in "Available days"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4)Check if user is able to change "Skill Trade" optio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5)Check if the user is able to add "Credit" value<text:s/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6)Check if user is able to change a "Work Sample"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7)Check if user is able to change the "Active" optio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8)Check if user is able to click on "Save button"<text:s/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9)Check if user is able to click on "Cancel" button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C_006</text:p>
          </table:table-cell>
          <table:table-cell office:value-type="string" table:style-name="ce1">
            <text:p>Validate the "Delete" functionality</text:p>
          </table:table-cell>
          <table:table-cell office:value-type="string" table:style-name="ce1">
            <text:p>1)Check if user is able to click on delete button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2)Check if user is able to click on "Yes" button in the pop up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3)Check if user is able to click on "No" button in the pop up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C_007</text:p>
          </table:table-cell>
          <table:table-cell office:value-type="string" table:style-name="ce1">
            <text:p>Validate the "Active" toggle button</text:p>
          </table:table-cell>
          <table:table-cell office:value-type="string" table:style-name="ce1">
            <text:p>1)Check if user is able to deactivate the Skill using "Active" button</text:p>
          </table:table-cell>
          <table:table-cell table:number-columns-repeated="16381"/>
        </table:table-row>
        <table:table-row table:number-rows-repeated="1048523" table:style-name="ro1">
          <table:table-cell table:number-columns-repeated="16384"/>
        </table:table-row>
      </table:table>
      <table:table table:name="TestCase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4">
            <text:p>Test Case ID</text:p>
          </table:table-cell>
          <table:table-cell office:value-type="string" table:style-name="ce4">
            <text:p>Test Case Name</text:p>
          </table:table-cell>
          <table:table-cell office:value-type="string" table:style-name="ce4">
            <text:p>Test Steps</text:p>
          </table:table-cell>
          <table:table-cell office:value-type="string" table:style-name="ce4">
            <text:p>Test Data</text:p>
          </table:table-cell>
          <table:table-cell office:value-type="string" table:style-name="ce4">
            <text:p>Expected Result</text:p>
          </table:table-cell>
          <table:table-cell table:number-columns-repeated="16379" table:style-name="ce4"/>
        </table:table-row>
        <table:table-row table:style-name="ro1">
          <table:table-cell office:value-type="string" table:number-columns-spanned="1" table:number-rows-spanned="6" table:style-name="ce3">
            <text:p>TC_001_01</text:p>
          </table:table-cell>
          <table:table-cell office:value-type="string" table:number-columns-spanned="1" table:number-rows-spanned="6" table:style-name="ce3">
            <text:p>Check user is able to click on "Share Skill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covered-table-cell/>
          <table:covered-table-cell/>
          <table:table-cell office:value-type="string" table:style-name="ce1">
            <text:p><text:span text:style-name="T2">Step 6</text:span>: Click on "Share Skill"</text:p>
          </table:table-cell>
          <table:table-cell table:style-name="ce1"/>
          <table:table-cell office:value-type="string" table:style-name="ce5">
            <text:p>The User should be able to click on "ShareSkill"<text:s/></text:p>
            <text:p>button and should be navigated to the share skill page.</text:p>
          </table:table-cell>
          <table:table-cell table:number-columns-repeated="16379"/>
        </table:table-row>
        <table:table-row table:style-name="ro1">
          <table:table-cell table:number-columns-repeated="2" table:style-name="ce6"/>
          <table:table-cell table:number-columns-repeated="2" table:style-name="ce1"/>
          <table:table-cell table:style-name="ce5"/>
          <table:table-cell table:number-columns-repeated="16379"/>
        </table:table-row>
        <table:table-row table:style-name="ro1">
          <table:table-cell office:value-type="string" table:style-name="ce1">
            <text:p>TC_002_01</text:p>
          </table:table-cell>
          <table:table-cell office:value-type="string" table:number-columns-spanned="1" table:number-rows-spanned="7" table:style-name="ce3">
            <text:p>Check if user is able to add "Title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style-name="ce1"/>
          <table:covered-table-cell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table-cell table:style-name="ce1"/>
          <table:covered-table-cell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style-name="ce1"/>
          <table:covered-table-cell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style-name="ce1"/>
          <table:covered-table-cell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style-name="ce1"/>
          <table:covered-table-cell/>
          <table:table-cell office:value-type="string" table:style-name="ce1">
            <text:p><text:span text:style-name="T2">Step 6</text:span>: Click on "Share Skill"</text:p>
          </table:table-cell>
          <table:table-cell table:style-name="ce1"/>
          <table:table-cell office:value-type="string" table:style-name="ce5">
            <text:p>The User should be able to click on "ShareSkill"<text:s/></text:p>
            <text:p>button and should be navigated to the share skill page.</text:p>
          </table:table-cell>
          <table:table-cell table:number-columns-repeated="16379"/>
        </table:table-row>
        <table:table-row table:style-name="ro2">
          <table:table-cell table:style-name="ce1"/>
          <table:covered-table-cell/>
          <table:table-cell office:value-type="string" table:style-name="ce1">
            <text:p><text:span text:style-name="T2">Step 7</text:span>: Click on "Title" text box and enter the value</text:p>
          </table:table-cell>
          <table:table-cell office:value-type="string" table:style-name="ce5">
            <text:p>Title: Automation Testing using Selenium CSharp</text:p>
          </table:table-cell>
          <table:table-cell office:value-type="string" table:style-name="ce5">
            <text:p>The user should be able to enter the text into the</text:p>
            <text:p><text:s/>"Title" text box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7" table:style-name="ce3">
            <text:p>TC_002_02</text:p>
          </table:table-cell>
          <table:table-cell office:value-type="string" table:number-columns-spanned="1" table:number-rows-spanned="7" table:style-name="ce3">
            <text:p>Check if user is able to add "Description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covered-table-cell/>
          <table:covered-table-cell/>
          <table:table-cell office:value-type="string" table:style-name="ce1">
            <text:p><text:span text:style-name="T2">Step 6</text:span>: Click on "Share Skill"</text:p>
          </table:table-cell>
          <table:table-cell table:style-name="ce5"/>
          <table:table-cell office:value-type="string" table:style-name="ce5">
            <text:p>The User should be able to click on "ShareSkill"<text:s/></text:p>
            <text:p>button and should be navigated to the share skill page.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">
            <text:p><text:span text:style-name="T2">Step 7</text:span>: Click on "Description" text box and enter the value</text:p>
          </table:table-cell>
          <table:table-cell office:value-type="string" table:style-name="ce5">
            <text:p>Description: In the Automation testing</text:p>
            <text:p><text:s/>using Selenium CSharp, I automate<text:s/></text:p>
            <text:p>test scenarios and test cases to make<text:s/></text:p>
            <text:p>testing easy. Also i implement specflow<text:s/></text:p>
            <text:p>and Nunit frameworksto do testing.</text:p>
          </table:table-cell>
          <table:table-cell office:value-type="string" table:style-name="ce5">
            <text:p>The user should be able to enter the text into the</text:p>
            <text:p><text:s/>"Description" text box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7" table:style-name="ce3">
            <text:p>TC_002_03</text:p>
          </table:table-cell>
          <table:table-cell office:value-type="string" table:number-columns-spanned="1" table:number-rows-spanned="7" table:style-name="ce3">
            <text:p>Check if user is able to select "Category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covered-table-cell/>
          <table:covered-table-cell/>
          <table:table-cell office:value-type="string" table:style-name="ce1">
            <text:p><text:span text:style-name="T2">Step 6</text:span>: Click on "Share Skill"</text:p>
          </table:table-cell>
          <table:table-cell table:style-name="ce1"/>
          <table:table-cell office:value-type="string" table:style-name="ce5">
            <text:p>The User should be able to click on "ShareSkill"<text:s/></text:p>
            <text:p>button and should be navigated to the share skill page.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7</text:span>: Click on "Category" text box and enter the value</text:p>
          </table:table-cell>
          <table:table-cell office:value-type="string" table:style-name="ce1">
            <text:p>Categoty: Programming &amp;Tech</text:p>
          </table:table-cell>
          <table:table-cell office:value-type="string" table:style-name="ce5">
            <text:p>The user should be able to select "Programming &amp;Tech" from the dropdown list as "Category"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7" table:style-name="ce3">
            <text:p>TC_002_04</text:p>
          </table:table-cell>
          <table:table-cell office:value-type="string" table:number-columns-spanned="1" table:number-rows-spanned="7" table:style-name="ce3">
            <text:p>Check if user is able to select "Subcategory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covered-table-cell/>
          <table:covered-table-cell/>
          <table:table-cell office:value-type="string" table:style-name="ce1">
            <text:p><text:span text:style-name="T2">Step 6</text:span>: Click on "Share Skill"</text:p>
          </table:table-cell>
          <table:table-cell table:style-name="ce1"/>
          <table:table-cell office:value-type="string" table:style-name="ce5">
            <text:p>The User should be able to click on "ShareSkill"<text:s/></text:p>
            <text:p>button and should be navigated to the share skill page.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7</text:span>: Click on "SubCategory" text box and enter the value</text:p>
          </table:table-cell>
          <table:table-cell office:value-type="string" table:style-name="ce1">
            <text:p>Subcategory:QA</text:p>
          </table:table-cell>
          <table:table-cell office:value-type="string" table:style-name="ce5">
            <text:p>The user should be able to "QA" from the dropdown list as "SubCategory"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7" table:style-name="ce3">
            <text:p>TC_002_05</text:p>
          </table:table-cell>
          <table:table-cell office:value-type="string" table:number-columns-spanned="1" table:number-rows-spanned="7" table:style-name="ce3">
            <text:p>Check if user is able to add "Tags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covered-table-cell/>
          <table:covered-table-cell/>
          <table:table-cell office:value-type="string" table:style-name="ce1">
            <text:p><text:span text:style-name="T2">Step 6</text:span>: Click on "Share Skill"</text:p>
          </table:table-cell>
          <table:table-cell table:style-name="ce1"/>
          <table:table-cell office:value-type="string" table:style-name="ce5">
            <text:p>The User should be able to click on "ShareSkill"<text:s/></text:p>
            <text:p>button and should be navigated to the share skill page.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7</text:span>: Click on "Tags" text box and enter the value</text:p>
          </table:table-cell>
          <table:table-cell office:value-type="string" table:style-name="ce1">
            <text:p>Tags:#test_analyst</text:p>
          </table:table-cell>
          <table:table-cell office:value-type="string" table:style-name="ce5">
            <text:p>The user should be able to enter "#test_analyst" as "Tags"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8" table:style-name="ce3">
            <text:p>TC_002_06</text:p>
          </table:table-cell>
          <table:table-cell office:value-type="string" table:number-columns-spanned="1" table:number-rows-spanned="8" table:style-name="ce3">
            <text:p>Check if user is able to add new "Tag" when clicking enter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covered-table-cell/>
          <table:covered-table-cell/>
          <table:table-cell office:value-type="string" table:style-name="ce1">
            <text:p><text:span text:style-name="T2">Step 6</text:span>: Click on "Share Skill"</text:p>
          </table:table-cell>
          <table:table-cell table:style-name="ce1"/>
          <table:table-cell office:value-type="string" table:style-name="ce5">
            <text:p>The User should be able to click on "ShareSkill"<text:s/></text:p>
            <text:p>button and should be navigated to the share skill page.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7</text:span>: Click on "Tags" text box and enter the value</text:p>
          </table:table-cell>
          <table:table-cell office:value-type="string" table:style-name="ce1">
            <text:p>Tags:#test_analyst</text:p>
          </table:table-cell>
          <table:table-cell office:value-type="string" table:style-name="ce5">
            <text:p>The user should be able to enter "#test_analyst" as "Tags"</text:p>
          </table:table-cell>
          <table:table-cell table:number-columns-repeated="16379"/>
        </table:table-row>
        <table:table-row table:style-name="ro3">
          <table:covered-table-cell/>
          <table:covered-table-cell/>
          <table:table-cell office:value-type="string" table:style-name="ce5">
            <text:p><text:span text:style-name="T2">Steps 8</text:span>:Click on enter and new tag will be displayed and<text:s/></text:p>
            <text:p>enter the value</text:p>
          </table:table-cell>
          <table:table-cell office:value-type="string" table:style-name="ce1">
            <text:p>Tags:#QA</text:p>
          </table:table-cell>
          <table:table-cell office:value-type="string" table:style-name="ce5">
            <text:p>The user should be able to enter "#test_analyst" as "Tags" and when he click on enter, he should be able to enter new "Tag" as "#QA"<text:s/>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5"/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7" table:style-name="ce3">
            <text:p>TC_002_07</text:p>
          </table:table-cell>
          <table:table-cell office:value-type="string" table:number-columns-spanned="1" table:number-rows-spanned="7" table:style-name="ce3">
            <text:p>Check if user is able to select "Service Type"option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covered-table-cell/>
          <table:covered-table-cell/>
          <table:table-cell office:value-type="string" table:style-name="ce1">
            <text:p><text:span text:style-name="T2">Step 6</text:span>: Click on "Share Skill"</text:p>
          </table:table-cell>
          <table:table-cell table:style-name="ce1"/>
          <table:table-cell office:value-type="string" table:style-name="ce5">
            <text:p>The User should be able to click on "ShareSkill"<text:s/></text:p>
            <text:p>button and should be navigated to the share skill page.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7</text:span>: Click on "Hourly basis service" option</text:p>
          </table:table-cell>
          <table:table-cell table:style-name="ce1"/>
          <table:table-cell office:value-type="string" table:style-name="ce5">
            <text:p>The user should be able to select "Hourly basis service" option.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7" table:style-name="ce3">
            <text:p>TC_002_08</text:p>
          </table:table-cell>
          <table:table-cell office:value-type="string" table:number-columns-spanned="1" table:number-rows-spanned="7" table:style-name="ce3">
            <text:p>Check if user is able to select "Location Type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covered-table-cell/>
          <table:covered-table-cell/>
          <table:table-cell office:value-type="string" table:style-name="ce1">
            <text:p><text:span text:style-name="T2">Step 6</text:span>: Click on "Share Skill"</text:p>
          </table:table-cell>
          <table:table-cell table:style-name="ce1"/>
          <table:table-cell office:value-type="string" table:style-name="ce5">
            <text:p>The User should be able to click on "ShareSkill"<text:s/></text:p>
            <text:p>button and should be navigated to the share skill page.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7</text:span>: Click on "Online" option</text:p>
          </table:table-cell>
          <table:table-cell table:style-name="ce1"/>
          <table:table-cell office:value-type="string" table:style-name="ce5">
            <text:p>The user should be able to select "online" option.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7" table:style-name="ce3">
            <text:p>TC_002_09</text:p>
          </table:table-cell>
          <table:table-cell office:value-type="string" table:number-columns-spanned="1" table:number-rows-spanned="7" table:style-name="ce3">
            <text:p>Check if user is able to select "Start date" in "Available days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covered-table-cell/>
          <table:covered-table-cell/>
          <table:table-cell office:value-type="string" table:style-name="ce1">
            <text:p><text:span text:style-name="T2">Step 6</text:span>: Click on "Share Skill"</text:p>
          </table:table-cell>
          <table:table-cell table:style-name="ce1"/>
          <table:table-cell office:value-type="string" table:style-name="ce5">
            <text:p>The User should be able to click on "ShareSkill"<text:s/></text:p>
            <text:p>button and should be navigated to the share skill page.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7</text:span>: Click on "Start date" option</text:p>
          </table:table-cell>
          <table:table-cell office:value-type="string" table:style-name="ce1">
            <text:p>Start date: 11/04/2022</text:p>
          </table:table-cell>
          <table:table-cell office:value-type="string" table:style-name="ce5">
            <text:p>The user should be able to select "11/04/2022" as "Start date"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7" table:style-name="ce3">
            <text:p>TC_002_10</text:p>
          </table:table-cell>
          <table:table-cell office:value-type="string" table:number-columns-spanned="1" table:number-rows-spanned="7" table:style-name="ce3">
            <text:p>Check if user is able to select "End date" in "Available days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covered-table-cell/>
          <table:covered-table-cell/>
          <table:table-cell office:value-type="string" table:style-name="ce1">
            <text:p><text:span text:style-name="T2">Step 6</text:span>: Click on "Share Skill"</text:p>
          </table:table-cell>
          <table:table-cell table:style-name="ce1"/>
          <table:table-cell office:value-type="string" table:style-name="ce5">
            <text:p>The User should be able to click on "ShareSkill"<text:s/></text:p>
            <text:p>button and should be navigated to the share skill page.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7</text:span>: Click on "End date" option</text:p>
          </table:table-cell>
          <table:table-cell office:value-type="string" table:style-name="ce1">
            <text:p>Start date: 16/04/2022</text:p>
          </table:table-cell>
          <table:table-cell office:value-type="string" table:style-name="ce5">
            <text:p>The user should be able to select "16/04/2022" as "End date"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7" table:style-name="ce3">
            <text:p>TC_002_11</text:p>
          </table:table-cell>
          <table:table-cell office:value-type="string" table:number-columns-spanned="1" table:number-rows-spanned="7" table:style-name="ce3">
            <text:p>Check if user is able to select days in "Available days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covered-table-cell/>
          <table:covered-table-cell/>
          <table:table-cell office:value-type="string" table:style-name="ce1">
            <text:p><text:span text:style-name="T2">Step 6</text:span>: Click on "Share Skill"</text:p>
          </table:table-cell>
          <table:table-cell table:style-name="ce1"/>
          <table:table-cell office:value-type="string" table:style-name="ce5">
            <text:p>The User should be able to click on "ShareSkill"<text:s/></text:p>
            <text:p>button and should be navigated to the share skill page.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7</text:span>: Select the days<text:s text:c="2"/></text:p>
          </table:table-cell>
          <table:table-cell office:value-type="string" table:style-name="ce1">
            <text:p>Days: Sunday, Monday</text:p>
          </table:table-cell>
          <table:table-cell office:value-type="string" table:style-name="ce5">
            <text:p>The user should be able to select "Sunday and Monday" as "Days"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7" table:style-name="ce3">
            <text:p>TC_002_12</text:p>
          </table:table-cell>
          <table:table-cell office:value-type="string" table:number-columns-spanned="1" table:number-rows-spanned="7" table:style-name="ce3">
            <text:p>Check if user is able to select "Start time" in "Available days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covered-table-cell/>
          <table:covered-table-cell/>
          <table:table-cell office:value-type="string" table:style-name="ce1">
            <text:p><text:span text:style-name="T2">Step 6</text:span>: Click on "Share Skill"</text:p>
          </table:table-cell>
          <table:table-cell table:style-name="ce1"/>
          <table:table-cell office:value-type="string" table:style-name="ce5">
            <text:p>The User should be able to click on "ShareSkill"<text:s/></text:p>
            <text:p>button and should be navigated to the share skill page.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7</text:span>: Select the "Start time"<text:s/></text:p>
          </table:table-cell>
          <table:table-cell office:value-type="string" table:style-name="ce1">
            <text:p>Start time: 10:00</text:p>
          </table:table-cell>
          <table:table-cell office:value-type="string" table:style-name="ce5">
            <text:p>The user should be able to select "10:00" as "Start time"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7" table:style-name="ce3">
            <text:p>TC_002_13</text:p>
          </table:table-cell>
          <table:table-cell office:value-type="string" table:number-columns-spanned="1" table:number-rows-spanned="7" table:style-name="ce3">
            <text:p>Check if user is able to select "End time" in "Available days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covered-table-cell/>
          <table:covered-table-cell/>
          <table:table-cell office:value-type="string" table:style-name="ce1">
            <text:p><text:span text:style-name="T2">Step 6</text:span>: Click on "Share Skill"</text:p>
          </table:table-cell>
          <table:table-cell table:style-name="ce1"/>
          <table:table-cell office:value-type="string" table:style-name="ce5">
            <text:p>The User should be able to click on "ShareSkill"<text:s/></text:p>
            <text:p>button and should be navigated to the share skill page.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7</text:span>: Select the "End time"<text:s/></text:p>
          </table:table-cell>
          <table:table-cell office:value-type="string" table:style-name="ce1">
            <text:p>End time: 02:00</text:p>
          </table:table-cell>
          <table:table-cell office:value-type="string" table:style-name="ce5">
            <text:p>The user should be able to select "02:00" as "End time"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7" table:style-name="ce3">
            <text:p>TC_002_14</text:p>
          </table:table-cell>
          <table:table-cell office:value-type="string" table:number-columns-spanned="1" table:number-rows-spanned="7" table:style-name="ce3">
            <text:p>Check if user is able to select "Skill Trade" option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covered-table-cell/>
          <table:covered-table-cell/>
          <table:table-cell office:value-type="string" table:style-name="ce1">
            <text:p><text:span text:style-name="T2">Step 6</text:span>: Click on "Share Skill"</text:p>
          </table:table-cell>
          <table:table-cell table:style-name="ce1"/>
          <table:table-cell office:value-type="string" table:style-name="ce5">
            <text:p>The User should be able to click on "ShareSkill"<text:s/></text:p>
            <text:p>button and should be navigated to the share skill page.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7</text:span>: Select the "Skill Trade"<text:s/></text:p>
          </table:table-cell>
          <table:table-cell office:value-type="string" table:style-name="ce1">
            <text:p>Skill Trade:Skill-exchange</text:p>
          </table:table-cell>
          <table:table-cell office:value-type="string" table:style-name="ce5">
            <text:p>The user should be able to select "Skill-exchange" as "Skill Trade"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7" table:style-name="ce3">
            <text:p>TC_002_15</text:p>
          </table:table-cell>
          <table:table-cell office:value-type="string" table:number-columns-spanned="1" table:number-rows-spanned="7" table:style-name="ce3">
            <text:p>Check if user is able to add "Skill-Exchange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covered-table-cell/>
          <table:covered-table-cell/>
          <table:table-cell office:value-type="string" table:style-name="ce1">
            <text:p><text:span text:style-name="T2">Step 6</text:span>: Click on "Share Skill"</text:p>
          </table:table-cell>
          <table:table-cell table:style-name="ce1"/>
          <table:table-cell office:value-type="string" table:style-name="ce5">
            <text:p>The User should be able to click on "ShareSkill"<text:s/></text:p>
            <text:p>button and should be navigated to the share skill page.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7</text:span>: Select the "Skill-Exchange"<text:s/></text:p>
          </table:table-cell>
          <table:table-cell office:value-type="string" table:style-name="ce1">
            <text:p>Skill-Exchange: #Automation_Testing</text:p>
          </table:table-cell>
          <table:table-cell office:value-type="string" table:style-name="ce5">
            <text:p>The user should be able to add " #Automation_Testing" as "Skill-Exchange"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number-columns-spanned="1" table:number-rows-spanned="7" table:style-name="ce3">
            <text:p>TC_002_16</text:p>
          </table:table-cell>
          <table:table-cell office:value-type="string" table:number-columns-spanned="1" table:number-rows-spanned="7" table:style-name="ce7">
            <text:p>Check if user is able to add new "Skill-Exchange" when clicked enter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covered-table-cell/>
          <table:covered-table-cell/>
          <table:table-cell office:value-type="string" table:style-name="ce1">
            <text:p><text:span text:style-name="T2">Step 6</text:span>: Click on "Share Skill"</text:p>
          </table:table-cell>
          <table:table-cell table:style-name="ce1"/>
          <table:table-cell office:value-type="string" table:style-name="ce5">
            <text:p>The User should be able to click on "ShareSkill"<text:s/></text:p>
            <text:p>button and should be navigated to the share skill page.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5">
            <text:p><text:span text:style-name="T2">Step 7</text:span>: Select the "Skill-Exchange and add new</text:p>
            <text:p><text:s/>"Skill Exchange"</text:p>
          </table:table-cell>
          <table:table-cell office:value-type="string" table:style-name="ce1">
            <text:p>New Skill-Exchange: #Specflow</text:p>
          </table:table-cell>
          <table:table-cell office:value-type="string" table:style-name="ce5">
            <text:p>The user should be able to add " #Specflow" as new "Skill-Exchange"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5"/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7" table:style-name="ce3">
            <text:p>TC_002_17</text:p>
          </table:table-cell>
          <table:table-cell office:value-type="string" table:number-columns-spanned="1" table:number-rows-spanned="7" table:style-name="ce3">
            <text:p>Check if user is able to add a "Work Sample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covered-table-cell/>
          <table:covered-table-cell/>
          <table:table-cell office:value-type="string" table:style-name="ce1">
            <text:p><text:span text:style-name="T2">Step 6</text:span>: Click on "Share Skill"</text:p>
          </table:table-cell>
          <table:table-cell table:style-name="ce1"/>
          <table:table-cell office:value-type="string" table:style-name="ce5">
            <text:p>The User should be able to click on "ShareSkill"<text:s/></text:p>
            <text:p>button and should be navigated to the share skill page.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5">
            <text:p><text:span text:style-name="T2">Step 7</text:span>: Attach a file into the "Work Sample"</text:p>
          </table:table-cell>
          <table:table-cell table:style-name="ce1"/>
          <table:table-cell office:value-type="string" table:style-name="ce5">
            <text:p>The user should be able to attach a file in "Work Sample"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7" table:style-name="ce3">
            <text:p>TC_002_18</text:p>
          </table:table-cell>
          <table:table-cell office:value-type="string" table:number-columns-spanned="1" table:number-rows-spanned="7" table:style-name="ce3">
            <text:p>Check if user is able to select the "Active" option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covered-table-cell/>
          <table:covered-table-cell/>
          <table:table-cell office:value-type="string" table:style-name="ce1">
            <text:p><text:span text:style-name="T2">Step 6</text:span>: Click on "Share Skill"</text:p>
          </table:table-cell>
          <table:table-cell table:style-name="ce1"/>
          <table:table-cell office:value-type="string" table:style-name="ce5">
            <text:p>The User should be able to click on "ShareSkill"<text:s/></text:p>
            <text:p>button and should be navigated to the share skill page.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<text:span text:style-name="T2">Step 7</text:span>: Select the "Active" option</text:p>
          </table:table-cell>
          <table:table-cell table:style-name="ce1"/>
          <table:table-cell office:value-type="string" table:style-name="ce5">
            <text:p>The user should be able to select "Active" optio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7" table:style-name="ce3">
            <text:p>TC_002_19</text:p>
          </table:table-cell>
          <table:table-cell office:value-type="string" table:number-columns-spanned="1" table:number-rows-spanned="7" table:style-name="ce3">
            <text:p>Check if user is able to click on "Save button"<text:s/>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covered-table-cell/>
          <table:covered-table-cell/>
          <table:table-cell office:value-type="string" table:style-name="ce1">
            <text:p><text:span text:style-name="T2">Step 6</text:span>: Click on "Share Skill"</text:p>
          </table:table-cell>
          <table:table-cell table:style-name="ce1"/>
          <table:table-cell office:value-type="string" table:style-name="ce5">
            <text:p>The User should be able to click on "ShareSkill"<text:s/></text:p>
            <text:p>button and should be navigated to the share skill page.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5">
            <text:p><text:span text:style-name="T2">Step 7</text:span>: Fill all the details and click on "Save" button</text:p>
          </table:table-cell>
          <table:table-cell table:style-name="ce1"/>
          <table:table-cell office:value-type="string" table:style-name="ce5">
            <text:p>The user should be able to click on "Save" button and the skill should be saved successfully.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7" table:style-name="ce3">
            <text:p>TC_002_20</text:p>
          </table:table-cell>
          <table:table-cell office:value-type="string" table:number-columns-spanned="1" table:number-rows-spanned="7" table:style-name="ce3">
            <text:p>Check if user is able to click on "Cancel" button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covered-table-cell/>
          <table:covered-table-cell/>
          <table:table-cell office:value-type="string" table:style-name="ce1">
            <text:p><text:span text:style-name="T2">Step 6</text:span>: Click on "Share Skill"</text:p>
          </table:table-cell>
          <table:table-cell table:style-name="ce1"/>
          <table:table-cell office:value-type="string" table:style-name="ce5">
            <text:p>The User should be able to click on "ShareSkill"<text:s/></text:p>
            <text:p>button and should be navigated to the share skill page.</text:p>
          </table:table-cell>
          <table:table-cell table:number-columns-repeated="16379"/>
        </table:table-row>
        <table:table-row table:style-name="ro3">
          <table:covered-table-cell/>
          <table:covered-table-cell/>
          <table:table-cell office:value-type="string" table:style-name="ce5">
            <text:p><text:span text:style-name="T2">Step 7</text:span>: Fill all the details and click on "Cancel" button</text:p>
          </table:table-cell>
          <table:table-cell table:style-name="ce1"/>
          <table:table-cell office:value-type="string" table:style-name="ce5">
            <text:p>The user should be able to click on "Cancel" button and the skill should be cancelled successfully.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6" table:style-name="ce3">
            <text:p>TC_003_01</text:p>
          </table:table-cell>
          <table:table-cell office:value-type="string" table:number-columns-spanned="1" table:number-rows-spanned="6" table:style-name="ce3">
            <text:p>Check if user is able to click on the "Manage Listing" tab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covered-table-cell/>
          <table:covered-table-cell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5"/>
          <table:table-cell table:number-columns-repeated="16379"/>
        </table:table-row>
        <table:table-row table:style-name="ro1">
          <table:table-cell office:value-type="string" table:style-name="ce1">
            <text:p>TC_004_01</text:p>
          </table:table-cell>
          <table:table-cell office:value-type="string" table:style-name="ce1">
            <text:p>Check if user is able to click on the "View" button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1">
            <text:p><text:span text:style-name="T2">Step 7</text:span>:Click on "View" button</text:p>
          </table:table-cell>
          <table:table-cell table:style-name="ce1"/>
          <table:table-cell office:value-type="string" table:style-name="ce5">
            <text:p>The user should be able to click on "View" button<text:s/></text:p>
            <text:p>and the details of the added skill should be displayed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C_005_01</text:p>
          </table:table-cell>
          <table:table-cell office:value-type="string" table:style-name="ce1">
            <text:p>Check if user is able to click on the click on the "Edit" button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7</text:span>:Click on "Edit" button</text:p>
          </table:table-cell>
          <table:table-cell table:style-name="ce1"/>
          <table:table-cell office:value-type="string" table:style-name="ce5">
            <text:p>The user should be able to click on "Edit" button<text:s/></text:p>
            <text:p>and the details should be available to edit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5"/>
          <table:table-cell table:number-columns-repeated="16379"/>
        </table:table-row>
        <table:table-row table:style-name="ro1">
          <table:table-cell office:value-type="string" table:style-name="ce1">
            <text:p>TC_005_02</text:p>
          </table:table-cell>
          <table:table-cell office:value-type="string" table:style-name="ce1">
            <text:p>Check if user is able to edit "Title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7</text:span>:Click on "Edit" button</text:p>
          </table:table-cell>
          <table:table-cell table:style-name="ce1"/>
          <table:table-cell office:value-type="string" table:style-name="ce5">
            <text:p>The user should be able to click on "Edit" button<text:s/></text:p>
            <text:p>and the details should be available to edit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8</text:span>: Click on the "Title" textbox and edit the value<text:s/></text:p>
          </table:table-cell>
          <table:table-cell office:value-type="string" table:style-name="ce1">
            <text:p>Title: "Automation Testing"</text:p>
          </table:table-cell>
          <table:table-cell office:value-type="string" table:style-name="ce5">
            <text:p>The user should be able to edit the details in "Title" as "Automation Testing"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C_005_03</text:p>
          </table:table-cell>
          <table:table-cell office:value-type="string" table:style-name="ce1">
            <text:p>Check if user is able to edit "Description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7</text:span>:Click on "Edit" button</text:p>
          </table:table-cell>
          <table:table-cell table:style-name="ce1"/>
          <table:table-cell office:value-type="string" table:style-name="ce5">
            <text:p>The user should be able to click on "Edit" button<text:s/></text:p>
            <text:p>and the details should be available to edit</text:p>
          </table:table-cell>
          <table:table-cell table:number-columns-repeated="16379"/>
        </table:table-row>
        <table:table-row table:style-name="ro6">
          <table:table-cell table:number-columns-repeated="2" table:style-name="ce1"/>
          <table:table-cell office:value-type="string" table:style-name="ce1">
            <text:p><text:span text:style-name="T2">Step 8</text:span>: Click on the "Description" textbox and edit the value<text:s/></text:p>
          </table:table-cell>
          <table:table-cell office:value-type="string" table:style-name="ce5">
            <text:p>Description:In the Automation testing<text:s/></text:p>
            <text:p>using Selenium CSharp, I automate test scenarios and test cases to make<text:s/></text:p>
            <text:p>testing easy.</text:p>
          </table:table-cell>
          <table:table-cell office:value-type="string" table:style-name="ce5">
            <text:p>The user should be able to edit the details in "Description"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C_005_04</text:p>
          </table:table-cell>
          <table:table-cell office:value-type="string" table:style-name="ce1">
            <text:p>Check if user is able to edit "Category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7</text:span>:Click on "Edit" button</text:p>
          </table:table-cell>
          <table:table-cell table:style-name="ce1"/>
          <table:table-cell office:value-type="string" table:style-name="ce5">
            <text:p>The user should be able to click on "Edit" button<text:s/></text:p>
            <text:p>and the details should be available to edit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5">
            <text:p><text:span text:style-name="T2">Step 8</text:span>: Select any other value from the "Category"<text:s text:c="2"/></text:p>
            <text:p>dropdown list</text:p>
          </table:table-cell>
          <table:table-cell office:value-type="string" table:style-name="ce1">
            <text:p>Category: Writing &amp;Translation</text:p>
          </table:table-cell>
          <table:table-cell office:value-type="string" table:style-name="ce5">
            <text:p>The user should be able to edit the details and select other option from dropdown under "Category"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C_005_05</text:p>
          </table:table-cell>
          <table:table-cell office:value-type="string" table:style-name="ce1">
            <text:p>Check if user is able to edit "Subcategory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7</text:span>:Click on "Edit" button</text:p>
          </table:table-cell>
          <table:table-cell table:style-name="ce1"/>
          <table:table-cell office:value-type="string" table:style-name="ce5">
            <text:p>The user should be able to click on "Edit" button<text:s/></text:p>
            <text:p>and the details should be available to edit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5">
            <text:p><text:span text:style-name="T2">Step 8</text:span>: Select any other value from the "SubCategory"</text:p>
            <text:p>dropdown list</text:p>
          </table:table-cell>
          <table:table-cell office:value-type="string" table:style-name="ce1">
            <text:p>Sub Category: Creative Writing</text:p>
          </table:table-cell>
          <table:table-cell office:value-type="string" table:style-name="ce5">
            <text:p>The user should be able to edit the details and select other option from dropdown under "Sub Category"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C_005_06</text:p>
          </table:table-cell>
          <table:table-cell office:value-type="string" table:style-name="ce1">
            <text:p>Check if user is able to edit "Tags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7</text:span>:Click on "Edit" button</text:p>
          </table:table-cell>
          <table:table-cell table:style-name="ce1"/>
          <table:table-cell office:value-type="string" table:style-name="ce5">
            <text:p>The user should be able to click on "Edit" button<text:s/></text:p>
            <text:p>and the details should be available to edit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5">
            <text:p><text:span text:style-name="T2">Step 8</text:span>: Select the tag textbox and enter another "Tag"</text:p>
          </table:table-cell>
          <table:table-cell office:value-type="string" table:style-name="ce1">
            <text:p>Tag:#QA_Engineer</text:p>
          </table:table-cell>
          <table:table-cell office:value-type="string" table:style-name="ce5">
            <text:p>The user should be able to edit the "Tag" and enter new tag nam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C_005_07</text:p>
          </table:table-cell>
          <table:table-cell office:value-type="string" table:style-name="ce1">
            <text:p>Check if user is able to change "Service Type"option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7</text:span>:Click on "Edit" button</text:p>
          </table:table-cell>
          <table:table-cell table:style-name="ce1"/>
          <table:table-cell office:value-type="string" table:style-name="ce5">
            <text:p>The user should be able to click on "Edit" button<text:s/></text:p>
            <text:p>and the details should be available to edit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5">
            <text:p><text:span text:style-name="T2">Step 8</text:span>: Change the Service Type to "One-off service"</text:p>
          </table:table-cell>
          <table:table-cell table:style-name="ce1"/>
          <table:table-cell office:value-type="string" table:style-name="ce5">
            <text:p>The user should be able to change the "Service Type" to "One-off service"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C_005_08</text:p>
          </table:table-cell>
          <table:table-cell office:value-type="string" table:style-name="ce1">
            <text:p>Check if user is able to change "Location Type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7</text:span>:Click on "Edit" button</text:p>
          </table:table-cell>
          <table:table-cell table:style-name="ce1"/>
          <table:table-cell office:value-type="string" table:style-name="ce5">
            <text:p>The user should be able to click on "Edit" button<text:s/></text:p>
            <text:p>and the details should be available to edit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5">
            <text:p><text:span text:style-name="T2">Step 8</text:span>: Change the Location Type to "On-site"</text:p>
          </table:table-cell>
          <table:table-cell table:style-name="ce1"/>
          <table:table-cell office:value-type="string" table:style-name="ce5">
            <text:p>The user should be able to change the "Location Type" to "On-site"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C_005_09</text:p>
          </table:table-cell>
          <table:table-cell office:value-type="string" table:style-name="ce1">
            <text:p>Check if user is able to change "Start date" in "Available days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7</text:span>:Click on "Edit" button</text:p>
          </table:table-cell>
          <table:table-cell table:style-name="ce1"/>
          <table:table-cell office:value-type="string" table:style-name="ce5">
            <text:p>The user should be able to click on "Edit" button<text:s/></text:p>
            <text:p>and the details should be available to edit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5">
            <text:p><text:span text:style-name="T2">Step 8</text:span>: Change the "Start date" to "12/04/2022"</text:p>
          </table:table-cell>
          <table:table-cell office:value-type="string" table:style-name="ce1">
            <text:p>Start date: 12/04/2022</text:p>
          </table:table-cell>
          <table:table-cell office:value-type="string" table:style-name="ce5">
            <text:p>The user should be able to change the "Start date" to "12/04/2022"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C_005_10</text:p>
          </table:table-cell>
          <table:table-cell office:value-type="string" table:style-name="ce1">
            <text:p>Check if user is able to change "End date" in "Available days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7</text:span>:Click on "Edit" button</text:p>
          </table:table-cell>
          <table:table-cell table:style-name="ce1"/>
          <table:table-cell office:value-type="string" table:style-name="ce5">
            <text:p>The user should be able to click on "Edit" button<text:s/></text:p>
            <text:p>and the details should be available to edit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5">
            <text:p><text:span text:style-name="T2">Step 8</text:span>: Change the "End date" to "17/04/2022"</text:p>
          </table:table-cell>
          <table:table-cell office:value-type="string" table:style-name="ce1">
            <text:p>End date: 17/04/2022</text:p>
          </table:table-cell>
          <table:table-cell office:value-type="string" table:style-name="ce5">
            <text:p>The user should be able to change the "End date" to "17/04/2022"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C_005_11</text:p>
          </table:table-cell>
          <table:table-cell office:value-type="string" table:style-name="ce1">
            <text:p>Check if user is able to change days in "Available days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7</text:span>:Click on "Edit" button</text:p>
          </table:table-cell>
          <table:table-cell table:style-name="ce1"/>
          <table:table-cell office:value-type="string" table:style-name="ce5">
            <text:p>The user should be able to click on "Edit" button<text:s/></text:p>
            <text:p>and the details should be available to edit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5">
            <text:p><text:span text:style-name="T2">Step 8</text:span>: Change the Days to "Monday and Tuesday"</text:p>
          </table:table-cell>
          <table:table-cell office:value-type="string" table:style-name="ce1">
            <text:p>Days: Monday and Tuesday</text:p>
          </table:table-cell>
          <table:table-cell office:value-type="string" table:style-name="ce5">
            <text:p>The user should be able to change the Days to "Monday and Tuesday"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C_005_12</text:p>
          </table:table-cell>
          <table:table-cell office:value-type="string" table:style-name="ce1">
            <text:p>Check if user is able to change "Start time" in "Available days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7</text:span>:Click on "Edit" button</text:p>
          </table:table-cell>
          <table:table-cell table:style-name="ce1"/>
          <table:table-cell office:value-type="string" table:style-name="ce5">
            <text:p>The user should be able to click on "Edit" button<text:s/></text:p>
            <text:p>and the details should be available to edit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5">
            <text:p><text:span text:style-name="T2">Step 8</text:span>: Change the "Start time" to "02:00"</text:p>
          </table:table-cell>
          <table:table-cell office:value-type="string" table:style-name="ce1">
            <text:p>Start time: 02:00</text:p>
          </table:table-cell>
          <table:table-cell office:value-type="string" table:style-name="ce5">
            <text:p>The user should be able to change the "Start time" to "02:00"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C_005_13</text:p>
          </table:table-cell>
          <table:table-cell office:value-type="string" table:style-name="ce1">
            <text:p>Check if user is able to change "End time" in "Available days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7</text:span>:Click on "Edit" button</text:p>
          </table:table-cell>
          <table:table-cell table:style-name="ce1"/>
          <table:table-cell office:value-type="string" table:style-name="ce5">
            <text:p>The user should be able to click on "Edit" button<text:s/></text:p>
            <text:p>and the details should be available to edit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5">
            <text:p><text:span text:style-name="T2">Step 8</text:span>: Change the "End time" to "06:00"</text:p>
          </table:table-cell>
          <table:table-cell office:value-type="string" table:style-name="ce1">
            <text:p>End time: 06:00</text:p>
          </table:table-cell>
          <table:table-cell office:value-type="string" table:style-name="ce5">
            <text:p>The user should be able to change the "End time" to "06:00"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C_005_14</text:p>
          </table:table-cell>
          <table:table-cell office:value-type="string" table:style-name="ce1">
            <text:p>Check if user is able to change "Skill Trade" option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7</text:span>:Click on "Edit" button</text:p>
          </table:table-cell>
          <table:table-cell table:style-name="ce1"/>
          <table:table-cell office:value-type="string" table:style-name="ce5">
            <text:p>The user should be able to click on "Edit" button<text:s/></text:p>
            <text:p>and the details should be available to edit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5">
            <text:p><text:span text:style-name="T2">Step 8</text:span>: Select the "Credit" option</text:p>
          </table:table-cell>
          <table:table-cell table:style-name="ce1"/>
          <table:table-cell office:value-type="string" table:style-name="ce5">
            <text:p>The user should be able to select "Credit" opti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number-columns-repeated="16379"/>
        </table:table-row>
        <table:table-row table:style-name="ro1">
          <table:table-cell office:value-type="string" table:style-name="ce1">
            <text:p>TC_005_15</text:p>
          </table:table-cell>
          <table:table-cell office:value-type="string" table:style-name="ce1">
            <text:p>Check if the user is able to add "Credit" value<text:s/>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7</text:span>:Click on "Edit" button</text:p>
          </table:table-cell>
          <table:table-cell table:style-name="ce1"/>
          <table:table-cell office:value-type="string" table:style-name="ce5">
            <text:p>The user should be able to click on "Edit" button<text:s/></text:p>
            <text:p>and the details should be available to edit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5">
            <text:p><text:span text:style-name="T2">Step 8</text:span>: Enter the "Credit" value</text:p>
          </table:table-cell>
          <table:table-cell office:value-type="string" table:style-name="ce1">
            <text:p>Value:9</text:p>
          </table:table-cell>
          <table:table-cell office:value-type="string" table:style-name="ce5">
            <text:p>The user should be able to enter the "Credit" value as 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C_005_16</text:p>
          </table:table-cell>
          <table:table-cell office:value-type="string" table:style-name="ce1">
            <text:p>Check if user is able to change a "Work Sample"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7</text:span>:Click on "Edit" button</text:p>
          </table:table-cell>
          <table:table-cell table:style-name="ce1"/>
          <table:table-cell office:value-type="string" table:style-name="ce5">
            <text:p>The user should be able to click on "Edit" button<text:s/></text:p>
            <text:p>and the details should be available to edit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5">
            <text:p><text:span text:style-name="T2">Step 8</text:span>:Click on the delete button of the present file</text:p>
          </table:table-cell>
          <table:table-cell table:style-name="ce1"/>
          <table:table-cell office:value-type="string" table:style-name="ce5">
            <text:p>The user should be able to click on the delete button of the present file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9</text:span>: Click on add icon<text:s/></text:p>
          </table:table-cell>
          <table:table-cell table:style-name="ce1"/>
          <table:table-cell office:value-type="string" table:style-name="ce5">
            <text:p>The user should be able to add a new file to 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C_005_17</text:p>
          </table:table-cell>
          <table:table-cell office:value-type="string" table:style-name="ce1">
            <text:p>Check if user is able to change the "Active" option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7</text:span>:Click on "Edit" button</text:p>
          </table:table-cell>
          <table:table-cell table:style-name="ce1"/>
          <table:table-cell office:value-type="string" table:style-name="ce5">
            <text:p>The user should be able to click on "Edit" button<text:s/></text:p>
            <text:p>and the details should be available to edit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5">
            <text:p><text:span text:style-name="T2">Step 8</text:span>:Change the "Active" <text:s/>button to "Hidden"</text:p>
          </table:table-cell>
          <table:table-cell table:style-name="ce1"/>
          <table:table-cell office:value-type="string" table:style-name="ce5">
            <text:p>The user should be able to change the Active button to Hidde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C_005_18</text:p>
          </table:table-cell>
          <table:table-cell office:value-type="string" table:style-name="ce1">
            <text:p>Check if user is able to click on "Save button"<text:s/>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7</text:span>:Click on "Edit" button</text:p>
          </table:table-cell>
          <table:table-cell table:style-name="ce1"/>
          <table:table-cell office:value-type="string" table:style-name="ce5">
            <text:p>The user should be able to click on "Edit" button<text:s/></text:p>
            <text:p>and the details should be available to edit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5">
            <text:p><text:span text:style-name="T2">Step 8</text:span>:Click on "Save" button</text:p>
          </table:table-cell>
          <table:table-cell table:style-name="ce1"/>
          <table:table-cell office:value-type="string" table:style-name="ce5">
            <text:p>The user should be able to click on save button and save the editted value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C_005_19</text:p>
          </table:table-cell>
          <table:table-cell office:value-type="string" table:style-name="ce1">
            <text:p>Check if user is able to click on "Cancel" button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7</text:span>:Click on "Edit" button</text:p>
          </table:table-cell>
          <table:table-cell table:style-name="ce1"/>
          <table:table-cell office:value-type="string" table:style-name="ce5">
            <text:p>The user should be able to click on "Edit" button<text:s/></text:p>
            <text:p>and the details should be available to edit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5">
            <text:p><text:span text:style-name="T2">Step 8</text:span>:Click on "Cancel" button</text:p>
          </table:table-cell>
          <table:table-cell table:style-name="ce1"/>
          <table:table-cell office:value-type="string" table:style-name="ce5">
            <text:p>The user should be able to click on cancel button and cancel the editted value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C_006_01</text:p>
          </table:table-cell>
          <table:table-cell office:value-type="string" table:style-name="ce1">
            <text:p>Check if user is able to click on delete button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7</text:span>:Click on "Delete" button</text:p>
          </table:table-cell>
          <table:table-cell table:style-name="ce1"/>
          <table:table-cell office:value-type="string" table:style-name="ce5">
            <text:p>The user should be able to delete the added Share<text:s/></text:p>
            <text:p>Skill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C_006_02</text:p>
          </table:table-cell>
          <table:table-cell office:value-type="string" table:style-name="ce1">
            <text:p>Check if user is able to click on "Yes" button in the pop up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7</text:span>:Click on "Delete" button</text:p>
          </table:table-cell>
          <table:table-cell table:style-name="ce1"/>
          <table:table-cell office:value-type="string" table:style-name="ce5">
            <text:p>The user should be able to delete the added Share<text:s/></text:p>
            <text:p>Skill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8</text:span>: Click on "Yes" button</text:p>
          </table:table-cell>
          <table:table-cell table:style-name="ce1"/>
          <table:table-cell office:value-type="string" table:style-name="ce5">
            <text:p>The user should be able to click on "Yes" button and the skill should be deleted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5"/>
          <table:table-cell table:number-columns-repeated="16379"/>
        </table:table-row>
        <table:table-row table:style-name="ro1">
          <table:table-cell office:value-type="string" table:style-name="ce1">
            <text:p>TC_006_03</text:p>
          </table:table-cell>
          <table:table-cell office:value-type="string" table:style-name="ce1">
            <text:p>Check if user is able to click on "No" button in the pop up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click on sign in butt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7</text:span>:Click on "Delete" button</text:p>
          </table:table-cell>
          <table:table-cell table:style-name="ce1"/>
          <table:table-cell office:value-type="string" table:style-name="ce5">
            <text:p>The user should be able to delete the added Share<text:s/></text:p>
            <text:p>Skill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<text:span text:style-name="T2">Step 8</text:span>: Click on "No" button</text:p>
          </table:table-cell>
          <table:table-cell table:style-name="ce1"/>
          <table:table-cell office:value-type="string" table:style-name="ce5">
            <text:p>The user should be able to click on "No" button and the skill should not <text:s/>be deleted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C_007_01</text:p>
          </table:table-cell>
          <table:table-cell office:value-type="string" table:style-name="ce1">
            <text:p>Check if user is able to deactivate the Skill using "Active" button</text:p>
          </table:table-cell>
          <table:table-cell office:value-type="string" table:style-name="ce1">
            <text:p><text:span text:style-name="T2">Step 1</text:span>: Launch the portal<text:s/></text:p>
          </table:table-cell>
          <table:table-cell office:value-type="string" table:style-name="ce1">
            <text:p>url: "http://localhost:5000/Home"</text:p>
          </table:table-cell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2</text:span>: Click on "Sign In" button</text:p>
          </table:table-cell>
          <table:table-cell table:style-name="ce1"/>
          <table:table-cell office:value-type="string" table:style-name="ce1">
            <text:p>The user should be able to launch the portal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tep 3</text:span>: Enter the valid "Email address"</text:p>
          </table:table-cell>
          <table:table-cell office:value-type="string" table:style-name="ce1">
            <text:p>Email ID: reshma.nath24@gmail.com</text:p>
          </table:table-cell>
          <table:table-cell office:value-type="string" table:style-name="ce1">
            <text:p>The user should be able to enter valid email address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<text:span text:style-name="T2">Step 4</text:span>: Enter the valid "Password"</text:p>
          </table:table-cell>
          <table:table-cell office:value-type="string" table:style-name="ce1">
            <text:p>Password:Manav24052020</text:p>
          </table:table-cell>
          <table:table-cell office:value-type="string" table:style-name="ce1">
            <text:p>The user should be able to enter valid password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1">
            <text:p><text:span text:style-name="T2">Step 5</text:span>:Click on "Login" button</text:p>
          </table:table-cell>
          <table:table-cell table:style-name="ce1"/>
          <table:table-cell office:value-type="string" table:style-name="ce5">
            <text:p>The user should be able to click on login button<text:s/></text:p>
            <text:p>and should be navigated to the home page.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string" table:style-name="ce1">
            <text:p><text:span text:style-name="T2">Step 6</text:span>: Click on "Manage Listing"</text:p>
          </table:table-cell>
          <table:table-cell table:style-name="ce1"/>
          <table:table-cell office:value-type="string" table:style-name="ce5">
            <text:p>The User should be able to click on "Manage Listing" tab and should be navigated to the list page.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<text:span text:style-name="T2">Step 7</text:span>:Deactivate the "Active" button</text:p>
          </table:table-cell>
          <table:table-cell table:style-name="ce1"/>
          <table:table-cell office:value-type="string" table:style-name="ce1">
            <text:p>The user should be able to deactivate the Services</text:p>
          </table:table-cell>
          <table:table-cell table:number-columns-repeated="16379"/>
        </table:table-row>
        <table:table-row table:number-rows-repeated="10481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Mrudush Cholliyil</meta:initial-creator>
    <dc:creator>Mrudush Cholliyil</dc:creator>
    <meta:creation-date>2022-04-09T23:24:10Z</meta:creation-date>
    <dc:date>2022-04-11T20:31:52Z</dc:date>
  </office:meta>
</office:document-meta>
</file>